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7cm" fo:min-width="2.357cm"/>
    </style:style>
    <style:style style:name="gr2" style:family="graphic" style:parent-style-name="standard">
      <style:graphic-properties draw:textarea-horizontal-align="justify" draw:textarea-vertical-align="middle" draw:auto-grow-height="false" fo:min-height="1.057cm" fo:min-width="2.929cm"/>
    </style:style>
    <style:style style:name="gr3" style:family="graphic" style:parent-style-name="standard">
      <style:graphic-properties svg:stroke-color="#808080" draw:fill-color="#cccccc" draw:textarea-horizontal-align="justify" draw:textarea-vertical-align="middle" draw:auto-grow-height="false" fo:min-height="0.608cm" fo:min-width="1.548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color="#ff3333" draw:fill-color="#ff9999" draw:textarea-horizontal-align="justify" draw:textarea-vertical-align="middle" draw:auto-grow-height="false" fo:min-height="1.057cm" fo:min-width="2.9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-color="#cccccc"/>
      <style:paragraph-properties fo:text-align="center"/>
      <style:text-properties fo:font-size="12pt" style:font-size-asian="18pt" style:font-size-complex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center"/>
      <style:text-properties fo:font-size="12pt" fo:background-color="#ffffff" style:font-size-asian="18pt" style:font-size-complex="18pt"/>
    </style:style>
    <style:style style:name="P6" style:family="paragraph">
      <style:paragraph-properties fo:text-align="start"/>
    </style:style>
    <style:style style:name="P7" style:family="paragraph">
      <loext:graphic-properties draw:fill-color="#ff9999"/>
      <style:paragraph-properties fo:text-align="center"/>
      <style:text-properties fo:font-size="12pt" style:font-size-asian="18pt" style:font-size-complex="18pt"/>
    </style:style>
    <style:style style:name="P8" style:family="paragraph">
      <style:paragraph-properties fo:text-align="start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background-color="#ffffff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custom-shape draw:style-name="gr1" draw:text-style-name="P2" xml:id="id2" draw:id="id2" draw:layer="layout" svg:width="2.857cm" svg:height="1.307cm" svg:x="7.893cm" svg:y="1.584cm">
          <text:p text:style-name="P1"><text:span text:style-name="T1">Step 0:</text:span></text:p>
          <text:p text:style-name="P1"><text:span text:style-name="T1">Standb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2.857cm" svg:height="1.307cm" svg:x="7.893cm" svg:y="6.024cm">
          <text:p text:style-name="P1"><text:span text:style-name="T1">Step 1:</text:span></text:p>
          <text:p text:style-name="P1"><text:span text:style-name="T1">Pr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429cm" svg:height="1.307cm" svg:x="7.607cm" svg:y="14.209cm">
          <text:p text:style-name="P1"><text:span text:style-name="T1">Step 2:</text:span></text:p>
          <text:p text:style-name="P1"><text:span text:style-name="T1">Inflate/defl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2.857cm" svg:height="1.307cm" svg:x="7.893cm" svg:y="22.405cm">
          <text:p text:style-name="P1"><text:span text:style-name="T1">Step 3:</text:span></text:p>
          <text:p text:style-name="P1"><text:span text:style-name="T1">Repea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096cm" svg:height="1.716cm" svg:x="7.273cm" svg:y="3.573cm">
          <text:p text:style-name="P1"><text:span text:style-name="T1">Button </text:span></text:p>
          <text:p text:style-name="P1"><text:span text:style-name="T1">press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9.321cm" svg:y1="3.573cm" svg:x2="9.321cm" svg:y2="2.891cm" draw:start-shape="id1" draw:start-glue-point="4" draw:end-shape="id2" draw:end-glue-point="2" svg:d="M9321 3573v-682" svg:viewBox="0 0 1 683">
          <text:p/>
        </draw:connector>
        <draw:connector draw:style-name="gr5" draw:text-style-name="P2" draw:layer="layout" svg:x1="11.369cm" svg:y1="4.431cm" svg:x2="10.75cm" svg:y2="2.237cm" draw:start-shape="id1" draw:start-glue-point="7" draw:end-shape="id2" svg:d="M11369 4431h502v-2194h-1121" svg:viewBox="0 0 1122 2195">
          <text:p text:style-name="P1"><text:span text:style-name="T1"><text:tab/></text:span><text:span text:style-name="T2">No</text:span></text:p>
        </draw:connector>
        <draw:connector draw:style-name="gr4" draw:text-style-name="P2" draw:layer="layout" svg:x1="9.321cm" svg:y1="5.289cm" svg:x2="9.321cm" svg:y2="6.024cm" draw:start-shape="id1" draw:start-glue-point="6" draw:end-shape="id3" draw:end-glue-point="0" svg:d="M9321 5289v735" svg:viewBox="0 0 1 736">
          <text:p/>
        </draw:connector>
        <draw:custom-shape draw:style-name="gr3" draw:text-style-name="P3" xml:id="id6" draw:id="id6" draw:layer="layout" svg:width="4.096cm" svg:height="1.716cm" svg:x="7.273cm" svg:y="11.199cm">
          <text:p text:style-name="P1"><text:span text:style-name="T1">1 button </text:span></text:p>
          <text:p text:style-name="P1"><text:span text:style-name="T1">press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line-skew="-1.835cm" svg:x1="7.273cm" svg:y1="9.088cm" svg:x2="7.607cm" svg:y2="14.862cm" draw:start-shape="id4" draw:start-glue-point="5" draw:end-shape="id5" svg:d="M7273 9088h-2336v5774h2670" svg:viewBox="0 0 2671 5775">
          <text:p text:style-name="P4"><text:span text:style-name="T2">Yes</text:span></text:p>
        </draw:connector>
        <draw:connector draw:style-name="gr4" draw:text-style-name="P2" draw:layer="layout" svg:x1="9.321cm" svg:y1="8.23cm" svg:x2="9.321cm" svg:y2="7.331cm" draw:start-shape="id4" draw:start-glue-point="4" draw:end-shape="id3" draw:end-glue-point="2" svg:d="M9321 8230v-899" svg:viewBox="0 0 1 900">
          <text:p/>
        </draw:connector>
        <draw:connector draw:style-name="gr5" draw:text-style-name="P5" draw:layer="layout" svg:x1="9.321cm" svg:y1="11.199cm" svg:x2="9.321cm" svg:y2="9.946cm" draw:start-shape="id6" draw:start-glue-point="4" draw:end-shape="id4" draw:end-glue-point="6" svg:d="M9321 11199v-1253" svg:viewBox="0 0 1 1254">
          <text:p text:style-name="P1"><text:span text:style-name="T2">No</text:span></text:p>
        </draw:connector>
        <draw:connector draw:style-name="gr5" draw:text-style-name="P5" draw:layer="layout" draw:line-skew="0cm -0.184cm" svg:x1="9.321cm" svg:y1="12.915cm" svg:x2="7.893cm" svg:y2="6.677cm" draw:start-shape="id6" draw:start-glue-point="6" draw:end-shape="id3" draw:end-glue-point="3" svg:d="M9321 12915v502h-2733v-6740h1305" svg:viewBox="0 0 2734 6741">
          <text:p text:style-name="P6"><text:span text:style-name="T2">No</text:span></text:p>
        </draw:connector>
        <draw:connector draw:style-name="gr5" draw:text-style-name="P2" draw:layer="layout" draw:line-skew="1.702cm" svg:x1="11.369cm" svg:y1="12.057cm" svg:x2="10.75cm" svg:y2="6.677cm" draw:start-shape="id6" draw:start-glue-point="7" draw:end-shape="id3" draw:end-glue-point="1" svg:d="M11369 12057h2204v-5380h-2823" svg:viewBox="0 0 2824 5381">
          <text:p text:style-name="P1"><text:span text:style-name="T1"><text:tab/></text:span><text:span text:style-name="T1"> <text:s text:c="12"/></text:span><text:span text:style-name="T2">Yes</text:span></text:p>
          <text:p text:style-name="P1"><text:span text:style-name="T2"><text:s text:c="17"/></text:span><text:span text:style-name="T2"><text:tab/></text:span><text:span text:style-name="T2">change preselect</text:span></text:p>
        </draw:connector>
        <draw:custom-shape draw:style-name="gr3" draw:text-style-name="P3" xml:id="id9" draw:id="id9" draw:layer="layout" svg:width="4.096cm" svg:height="1.716cm" svg:x="7.273cm" svg:y="19.202cm">
          <text:p text:style-name="P1"><text:span text:style-name="T1">Press. too low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11.369cm" svg:y1="17.233cm" svg:x2="13.641cm" svg:y2="17.233cm" draw:start-shape="id7" draw:start-glue-point="7" draw:end-shape="id8" draw:end-glue-point="3" svg:d="M11369 17233h2272" svg:viewBox="0 0 2273 1">
          <text:p text:style-name="P1"><text:span text:style-name="T2">Yes</text:span></text:p>
        </draw:connector>
        <draw:custom-shape draw:style-name="gr3" draw:text-style-name="P3" xml:id="id7" draw:id="id7" draw:layer="layout" svg:width="4.096cm" svg:height="1.716cm" svg:x="7.273cm" svg:y="16.375cm">
          <text:p text:style-name="P1"><text:span text:style-name="T1">Press. too hig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9.321cm" svg:y1="16.375cm" svg:x2="9.321cm" svg:y2="15.516cm" draw:start-shape="id7" draw:start-glue-point="4" draw:end-shape="id5" draw:end-glue-point="2" svg:d="M9321 16375v-859" svg:viewBox="0 0 1 860">
          <text:p/>
        </draw:connector>
        <draw:connector draw:style-name="gr4" draw:text-style-name="P5" xml:id="id12" draw:id="id12" draw:layer="layout" svg:x1="9.321cm" svg:y1="19.202cm" svg:x2="9.321cm" svg:y2="18.091cm" draw:start-shape="id9" draw:start-glue-point="4" draw:end-shape="id7" draw:end-glue-point="6" svg:d="M9321 19202v-1111" svg:viewBox="0 0 1 1112">
          <text:p/>
        </draw:connector>
        <draw:connector draw:style-name="gr4" draw:text-style-name="P5" xml:id="id13" draw:id="id13" draw:layer="layout" svg:x1="9.321cm" svg:y1="20.918cm" svg:x2="9.321cm" svg:y2="22.405cm" draw:start-shape="id9" draw:start-glue-point="6" draw:end-shape="id10" draw:end-glue-point="0" svg:d="M9321 20918v1487" svg:viewBox="0 0 1 1488">
          <text:p/>
        </draw:connector>
        <draw:connector draw:style-name="gr5" draw:text-style-name="P2" draw:layer="layout" svg:x1="11.369cm" svg:y1="20.06cm" svg:x2="13.641cm" svg:y2="20.06cm" draw:start-shape="id9" draw:start-glue-point="7" draw:end-shape="id11" draw:end-glue-point="3" svg:d="M11369 20060h2272" svg:viewBox="0 0 2273 1">
          <text:p text:style-name="P1"><text:span text:style-name="T2">Yes</text:span></text:p>
        </draw:connector>
        <draw:custom-shape draw:style-name="gr6" draw:text-style-name="P7" xml:id="id8" draw:id="id8" draw:layer="layout" svg:width="3.429cm" svg:height="1.307cm" svg:x="13.641cm" svg:y="16.58cm">
          <text:p text:style-name="P1"><text:span text:style-name="T1">Deflate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11" draw:id="id11" draw:layer="layout" svg:width="3.429cm" svg:height="1.307cm" svg:x="13.641cm" svg:y="19.407cm">
          <text:p text:style-name="P1"><text:span text:style-name="T1">Infla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5.355cm" svg:y1="17.887cm" svg:x2="9.321cm" svg:y2="18.646cm" draw:start-shape="id8" draw:start-glue-point="2" draw:end-shape="id12" draw:end-glue-point="0" svg:d="M15355 17887v759h-6034" svg:viewBox="0 0 6035 760">
          <text:p/>
        </draw:connector>
        <draw:connector draw:style-name="gr4" draw:text-style-name="P1" draw:layer="layout" svg:x1="15.355cm" svg:y1="20.714cm" svg:x2="9.321cm" svg:y2="21.661cm" draw:start-shape="id11" draw:start-glue-point="2" draw:end-shape="id13" draw:end-glue-point="0" svg:d="M15355 20714v947h-6034" svg:viewBox="0 0 6035 948">
          <text:p/>
        </draw:connector>
        <draw:custom-shape draw:style-name="gr3" draw:text-style-name="P3" xml:id="id14" draw:id="id14" draw:layer="layout" svg:width="4.096cm" svg:height="1.716cm" svg:x="7.273cm" svg:y="24.309cm">
          <text:p text:style-name="P1"><text:span text:style-name="T1">Button </text:span></text:p>
          <text:p text:style-name="P1"><text:span text:style-name="T1">press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9.321cm" svg:y1="24.309cm" svg:x2="9.321cm" svg:y2="23.712cm" draw:start-shape="id14" draw:start-glue-point="4" draw:end-shape="id10" draw:end-glue-point="2" svg:d="M9321 24309v-597" svg:viewBox="0 0 1 598">
          <text:p/>
        </draw:connector>
        <draw:connector draw:style-name="gr5" draw:text-style-name="P2" draw:layer="layout" draw:line-skew="6.731cm" svg:x1="11.369cm" svg:y1="25.167cm" svg:x2="11.036cm" svg:y2="14.862cm" draw:start-shape="id14" draw:start-glue-point="7" draw:end-shape="id5" draw:end-glue-point="1" svg:d="M11369 25167h7233v-10305h-7566" svg:viewBox="0 0 7567 10306">
          <text:p text:style-name="P1"><text:span text:style-name="T1"><text:tab/></text:span><text:span text:style-name="T1"> <text:s text:c="53"/></text:span><text:span text:style-name="T2">Yes</text:span></text:p>
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Button 1</text:span></text:p>
        </draw:connector>
        <draw:connector draw:style-name="gr5" draw:text-style-name="P2" draw:layer="layout" draw:line-skew="0cm -3.359cm" svg:x1="9.321cm" svg:y1="26.025cm" svg:x2="7.893cm" svg:y2="6.677cm" draw:start-shape="id14" draw:start-glue-point="6" draw:end-shape="id3" draw:end-glue-point="3" svg:d="M9321 26025v502h-5908v-19850h4480" svg:viewBox="0 0 5909 19851">
          <text:p text:style-name="P8">Yes</text:p>
          <text:p text:style-name="P8">Button 2</text:p>
        </draw:connector>
        <draw:custom-shape draw:style-name="gr3" draw:text-style-name="P3" xml:id="id4" draw:id="id4" draw:layer="layout" svg:width="4.096cm" svg:height="1.716cm" svg:x="7.273cm" svg:y="8.23cm">
          <text:p text:style-name="P1"><text:span text:style-name="T1">2 buttons </text:span></text:p>
          <text:p text:style-name="P1"><text:span text:style-name="T1">press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08:52:04.066000000</meta:creation-date>
    <dc:date>2016-08-03T10:35:48.047000000</dc:date>
    <meta:editing-duration>PT11M35S</meta:editing-duration>
    <meta:editing-cycles>2</meta:editing-cycles>
    <meta:generator>LibreOffice/5.0.1.2$Windows_x86 LibreOffice_project/81898c9f5c0d43f3473ba111d7b351050be20261</meta:generator>
    <meta:document-statistic meta:object-count="30"/>
  </office:meta>
</office:document-meta>
</file>